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8.21   |   <text:a xlink:type="simple" xlink:href="http://palinfo.habago.org/Entry?Command=Information_PrintForum#FORUM40407"><text:span text:style-name="T1">#</text:span></text:a></text:p>
      <text:p text:style-name="P2">藏鏡人告官記</text:p>
      <text:p text:style-name="P2"/>
      <text:p text:style-name="P2">陳真 2001. 8. 21.</text:p>
      <text:p text:style-name="P2"/>
      <text:p text:style-name="P2">我又挨告了！</text:p>
      <text:p text:style-name="P2"/>
      <text:p text:style-name="P2">法院通知來，說他們也相當困擾。因為，原告不願透露姓名和任何真實身份資料，甚至包括性別也看不出來，因為他來法院按鈴申告時，全身用黑布包起來，只露出兩隻憤怒的眼睛，就像布袋戲裏的藏鏡人。</text:p>
      <text:p text:style-name="P2"/>
      <text:p text:style-name="P2">檢察官問他，「你要告陳真什麼？現在他已經是十幾個人的被告，罪名包括『製造噪音』、『煽動群眾』、『衣衫不整出入公共場所』、『破壞對英外交工作』、『誣蔑我國教育』、『鼓吹迷信』等等。刑期加一加已經超過一百年，你還要告他嗎？本院最近因為他而變得相當忙碌，天天要加班。」</text:p>
      <text:p text:style-name="P2"/>
      <text:p text:style-name="P2">「當然」，藏鏡人說，「我要告他侵犯隱私權和侵佔著作權」。</text:p>
      <text:p text:style-name="P2"/>
      <text:p text:style-name="P2">檢察官興趣來了，心裏想：「咦？陳某人不是人權鬥士，提倡人權不餘遺力嗎？」於是，緊接著問藏鏡人：「嗯，不妨說來聽聽。」</text:p>
      <text:p text:style-name="P2"/>
      <text:p text:style-name="P2">「他公佈我對他的「儒林拉屎」之『讀者評論』！那是一封信，所以侵犯了我的『隱私權』加『著作權』，他沒有先徵求我的同意，就給人家擅自公佈。」藏鏡人掩不住激動，聲音微微地顫抖，有點語無倫次。</text:p>
      <text:p text:style-name="P2"/>
      <text:p text:style-name="P2">檢察官雖然聽得滿頭霧水，但仍不禁心生憐憫，下意識翻翻手邊的「六法全輸」，心裏想著：「好吧！再給他罪加一等！」接著拿出一些表格，請藏鏡人填寫。</text:p>
      <text:p text:style-name="P2"/>
      <text:p text:style-name="P2">很快地填完了，檢察官一看，eh？原告部份怎麼全部留白？只有姓名處寫個 snoopy，旁邊還加一個鬼臉。</text:p>
      <text:p text:style-name="P2"/>
      <text:p text:style-name="P2">「可是，……這位先生或女士，請問你是誰、尊姓大名啊？」檢察官問。</text:p>
      <text:p text:style-name="P2"/>
      <text:p text:style-name="P2">藏鏡人說：「這我不能說，這是我的隱私權，你就叫我snoopy好了。」</text:p>
      <text:p text:style-name="P2"/>
      <text:p text:style-name="P2">檢察官說，「可是，snoopy先生或小姐，請問您府上哪裏？電話地址是甚麼？以後要如何與您連絡呢？」</text:p>
      <text:p text:style-name="P2"/>
      <text:p text:style-name="P2">「這統統不能說，我有我保密的理由，我就是snoopy。我有一個pchome 的帳號，你可以找到我。」藏鏡人眼露兇光地說。</text:p>
      <text:p text:style-name="P2"/>
      <text:p text:style-name="P2">「可是，有好多個snoopy啊！你是哪一個？！」檢察官小心翼翼地追問，深怕不慎觸犯snoopy先生/小姐的隱私權而淪為被告。</text:p>
      <text:p text:style-name="P2"/>
      <text:p text:style-name="P2">「常常寫信去『評論』陳真文章的那個snoopy就是我。」藏鏡人面有得意之色，並且繼續說道：「他的思想太貧乏了，一直在網路上拉屎，迷惑一群無知大眾，我很鄙視，所以我要跟世人戳破他的思想漏洞和學問之淺薄。」</text:p>
      <text:p text:style-name="P2"/>
      <text:p text:style-name="P2">「更可惡的是，他一直拒絕與我公開論戰！還公佈我精心寫作的儒林拉屎讀者評論。」</text:p>
      <text:p text:style-name="P2"/>
      <text:p text:style-name="P2">藏鏡人越說越激動，檢察官於是趕緊打斷他的話，想鼓勵他一下。</text:p>
      <text:p text:style-name="P2"/>
      <text:p text:style-name="P2">「公佈你的評論，這樣他的貧乏思想不就自曝其短了嗎？」檢察官也確實有點不解地問道。</text:p>
      <text:p text:style-name="P2"/>
      <text:p text:style-name="P2">「嘿嘿，對啊！」「我們『射毀所』的所長也寫了好幾封信去教訓過陳真，他上課時跟我們說，陳真的思想內涵和文筆大約只有所長他當年大一的程度。」藏鏡人說到自己欣賞的長官，一位國內著名思想大獅，不禁眉飛色舞起來，音調也跟著提高。</text:p>
      <text:p text:style-name="P2"/>
      <text:p text:style-name="P2">「嗯，不過，我還想多告陳真一條『侵犯名譽權』。」藏鏡人接著說。</text:p>
      <text:p text:style-name="P2"/>
      <text:p text:style-name="P2">「名譽權？有這種權嗎？」檢察官額頭稍稍冒出冷汗，偷偷查了一下手邊六法全書後面的索引，但是一時沒有找到「名譽權」三個字。「可能是理髮院最近新增的條文吧？！」檢察官心裏想。</text:p>
      <text:p text:style-name="P2"/>
      <text:p text:style-name="P2">「那是怎麼個侵犯名譽法呢？」檢察官繼續問道。</text:p>
      <text:p text:style-name="P2"/>
      <text:p text:style-name="P2">「他說我『很幽默』！」「我是個思想嚴謹的思想家，又不是豬哥亮，怎麼可以說我幽默？！這簡直是對我的名譽、人格最大的侮辱！」</text:p>
      <text:p text:style-name="P2"/>
      <text:p text:style-name="P2">「那他轉載你的『讀者評論』時，有註明出處，說是你寫的嗎？」檢察官追問案情。</text:p>
      <text:p text:style-name="P2"/>
      <text:p text:style-name="P2">「當然沒有，他連我是誰都不知道，怎麼會知道『出處』？！」藏鏡人忍不住笑出來，還好「笨蛋！」兩個字沒有跟著說出口。</text:p>
      <text:p text:style-name="P2"/>
      <text:p text:style-name="P2">「那麼，請問您是誰呢？」檢察官不死心，繼續追問。</text:p>
      <text:p text:style-name="P2"/>
      <text:p text:style-name="P2">「又來了！你為什麼一直要問我是誰？！難道你也想侵犯我的隱私權？」藏鏡人有點生氣，用尖銳的音調說：「全世界沒有人知道我是誰！我是誰，是我的隱私！你沒有資格問！」「我可以是你，可以是任何人，也可以是陳真，網路世界是變幻無窮的，我要當誰都可以，這就是網路的迷人之處。」</text:p>
      <text:p text:style-name="P2"/>
      <text:p text:style-name="P2">檢察官也有點惱怒了，反問道：「你是說你一直寫匿名信或冒名信在騷擾陳真？」</text:p>
      <text:p text:style-name="P2"/>
      <text:p text:style-name="P2">「我沒有匿名啊，我通常是畫個snoopy在信裏面，那就是我。」「我堂堂一個思想家，怎麼會騷擾他？我只是想戳破他思想的漏洞。他根本不懂哲學。我那篇評論才真的是思想大作，許多地方爭相轉載。」「而且，憑什麼只有他可以叫陳真？！我也可以說我是陳真，這是我的自由！」snoopy一陣咬牙切齒地說道。</text:p>
      <text:p text:style-name="P2"/>
      <text:p text:style-name="P2">檢察官心裏突然感到有點害怕，看來，這個案子真是有點複雜。究竟要如何能夠在維持原告snoopy先生/小姐/太太的隱私權的前提下，為他/她捍衛那麼多的自由和權利，這恐怕得請教哲學家才能解答了。</text:p>
      <text:p text:style-name="P2"/>
      <text:p text:style-name="P2">「好吧！那就這樣，我會用e-mail和你連絡，我們也會儘速把惡名昭彰的陳某人給繩之以法。」檢察官收拾桌上文件，起身準備離去。突然，snoopy大喝一聲：「不能帶走，你不能侵佔我的著作權！」</text:p>
      <text:p text:style-name="P2"/>
      <text:p text:style-name="P2">「著作權？」檢察官嚇了一跳。</text:p>
      <text:p text:style-name="P2"/>
      <text:p text:style-name="P2">「沒錯！請把訴狀留下，你沒徵求我的同意。」藏鏡人斬釘截鐵地回答。</text:p>
      <text:p text:style-name="P2"/>
      <text:p text:style-name="P2">檢察官瞪大了眼睛，說不出話來。</text:p>
      <text:p text:style-name="P2"/>
      <text:p text:style-name="P2">（按：本文純屬虛構，如有雷同，當然不是巧合。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